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Times New Roman1"/>
    </style:style>
    <style:style style:name="P3" style:family="paragraph" style:parent-style-name="Standard">
      <style:paragraph-properties fo:line-height="150%"/>
      <style:text-properties style:font-name="Times New Roman1" fo:font-weight="bold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Times New Roman1" fo:font-weight="normal" style:font-weight-asian="normal" style:font-weight-complex="normal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break-before="page"/>
      <style:text-properties style:font-name="Times New Roman1" fo:font-weight="bold" style:font-weight-asian="bold" style:font-weight-complex="bold"/>
    </style:style>
    <style:style style:name="P7" style:family="paragraph" style:parent-style-name="Text_20_body">
      <style:paragraph-properties fo:line-height="150%"/>
      <style:text-properties style:font-name="Times New Roman1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b2dc9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b5159" style:font-size-asian="12pt" style:font-size-complex="12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1b2dc9" officeooo:paragraph-rsid="001b2dc9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73c2c5" officeooo:paragraph-rsid="001b2dc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1b2dc9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line-height="100%" fo:text-indent="0cm" style:auto-text-indent="false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line-height="150%" fo:break-before="page"/>
      <style:text-properties style:font-name="Times New Roman1" fo:font-weight="bold" officeooo:rsid="001b2dc9" officeooo:paragraph-rsid="001b2dc9" style:font-weight-asian="bold" style:font-weight-complex="bold"/>
    </style:style>
    <style:style style:name="P19" style:family="paragraph" style:parent-style-name="Standard">
      <style:paragraph-properties fo:line-height="150%"/>
      <style:text-properties style:font-name="Times New Roman1" fo:font-weight="bold" officeooo:rsid="001b2dc9" officeooo:paragraph-rsid="001b2dc9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b2dc9" officeooo:paragraph-rsid="001b2dc9" style:letter-kerning="true" style:font-size-asian="12pt" style:font-style-asian="normal" style:font-weight-asian="normal" style:font-size-complex="12pt" style:font-weight-complex="bold" style:text-emphasize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2" style:family="paragraph" style:parent-style-name="Text_20_body">
      <style:paragraph-properties fo:line-height="150%" fo:text-align="justify" style:justify-single-word="false" fo:break-before="page"/>
      <style:text-properties style:font-name="Times New Roman" fo:font-size="12pt" fo:font-weight="bold" officeooo:rsid="001b2dc9" officeooo:paragraph-rsid="001b5159" style:font-size-asian="12pt" style:font-weight-asian="bold" style:font-size-complex="12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5159" style:font-weight-asian="normal" style:font-weight-complex="normal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officeooo:rsid="001b2dc9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officeooo:rsid="001b2dc9" style:font-size-asian="12pt" style:font-size-complex="12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1b5159"/>
    </style:style>
    <style:style style:name="T12" style:family="text">
      <style:text-properties fo:color="#000000" style:text-outline="false" style:text-line-through-style="none" style:text-line-through-typ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dro teórico</text:p>
      <text:p text:style-name="P2"/>
      <text:p text:style-name="P3"><office:annotation><dc:creator>Felipe Prado</dc:creator><dc:date>2015-03-09T01:04:09</dc:date><text:p><text:span text:style-name="T12">OK: adicionado ao arquivo final.</text:span></text:p></office:annotation>Java</text:p>
      <text:p text:style-name="P2"/>
      <text:p text:style-name="P2"><text:tab/>Java é uma linguagem de programação e uma plataforma de desenvolvimento lançada em 1996 pela Sun Microsystems com a finalidade de desenvolver aplicativos para diferentes plataformas (Windows – Linux – WEB – Mobile). Qualquer dispositivo que possua a JVM é capaz de executar o software desenvolvido em java (SOBRAL; CLARO, 2008).</text:p>
      <text:p text:style-name="P7"><text:tab/>O objetivo da linguagem Java é uma plataforma para o desenvolvimento de sistemas de médio a grande porte. Uma das muitas vantagens de se utilizar a plataforma Java é a grande quantidade de bibliotecas gratuitas que podem ser utilizadas em diversos projetos. Como cada linguagem é apropriada para uma determinada área, a utilização da Java é melhor para o desenvolvimento de aplicações que tenham tendência a crescer (CAELUM, 2015).</text:p>
      <text:p text:style-name="P7"><text:tab/>Para se desenvolver em Java é necessário instalar um Kit de desenvolvimento, o Java Development Kit - <text:span text:style-name="T11">JDK</text:span>, o qual pode ser obtido no próprio site da Oracle – empresa mantenedora da plataforma. Ele é composto de compilador, máquina virtual, bibliotecas e utilitários.(CAELUM, 2015).</text:p>
      <text:p text:style-name="P2">E assim essa linguagem demostra ser de imprescindível utilidade para nosso projeto, pois além de várias vantagens propiciadas citadas anteriormente temos ainda a facilidade da manutenção e alteração do código e o seu uso em diversas plataformas.</text:p>
      <text:p text:style-name="P6"><office:annotation><dc:creator>Felipe Prado</dc:creator><dc:date>2015-03-09T01:04:04</dc:date><text:p><text:span text:style-name="T12">OK: adicionado ao arquivo final.</text:span></text:p></office:annotation>Hibernate</text:p>
      <text:p text:style-name="P2"/>
      <text:p text:style-name="P2"><text:tab/>Segundo Bauer e King(2005, p.19) Hibernate é um framework de persistência que possui como propósito fornecer uma visão orientada a objetos sobre um banco de dados relacionais existente, ou seja, persistir e gerenciar objetos de Java para as tabelas dos bancos de dados relacionais. Para se realizar essa conversão de dados é utilizado arquivos XML que contém as configurações para se fazer o mapeamento dos dados contidos da classe em Java para as colunas do S<text:span text:style-name="T11">istema </text:span>G<text:span text:style-name="T11">erenciador de </text:span>B<text:span text:style-name="T11">anco de </text:span>D<text:span text:style-name="T11">ados ou como é conhecido SGBD</text:span>.</text:p>
      <text:p text:style-name="P2"><text:tab/>Utilizar-se dos benefícios oferecidos pelo Hibernate para o desenvolvimento de uma aplicação que utilize banco de dados relacional e linguagem orientada a objetos é de grande estima, pois segundo Durham e Johnson (1996, pg.34) no desenvolvimento de software, um framework é uma estrutura de suporte definida em que um outro projeto de software pode ser organizado e desenvolvido.</text:p>
      <text:p text:style-name="P2"><text:tab/>Tipicamente, um framework pode incluir programas de apoio, bibliotecas de código, linguagens de script e outros softwares para ajudar a desenvolver e juntar diferentes componentes do seu projeto.</text:p>
      <text:p text:style-name="P6"><office:annotation><dc:creator>Felipe Prado</dc:creator><dc:date>2015-03-09T01:03:57</dc:date><text:p><text:span text:style-name="T12">OK: adicionado ao arquivo final.</text:span></text:p></office:annotation>PostgreSQL</text:p>
      <text:p text:style-name="P2"/>
      <text:p text:style-name="P2"><text:tab/>Segundo Neto (2003 apud Souza et al,2012,p. 2), o PostgreSQL é um SGBDR - Sistema Gerenciador de Banco de Dados Relacional que está baseado nos padrões SQL ANSI-92, 96 e 99, possui alta performance, de fácil administração e utilizaçãoo em projetos por especialistas Database Administrator (DBA) e Projetistas de Sistemas.</text:p>
      <text:p text:style-name="P5"><text:span text:style-name="T4"><text:tab/></text:span>PostgreSQL teve origem em um projeto chamado de POSTGRES na Universidade Berkeley, na Califórnia (EUA), em 1986. Sua equipe fundadora foi orientada pelo professor Michael Stonebraker com o apoio de diversos órgãos, entre eles o Army Research Office (ARO) e o National Science Foundation (NSF). Atualmente, o SGBD encontra-se em sua versão 9.4 estável, contendo todas as principais características que um SGBD pode disponibilizar.(MILANI,2008).</text:p>
      <text:p text:style-name="P2"><text:tab/>Seu código é livre e há um grupo responsável pela sua validação. Grandes empresas como a Fujitsu, NTT Goup, Skype, Hub.org, Red Hat e SRA são financiadoras do PostgreSQL que, além disso, recebe doações. É utilizado por multinacionais, órgãos governamentais e universidades. Recebeu vários prêmios como melhor sistema de banco de dados Open Source.(Souza et al; 2011).</text:p>
      <text:p text:style-name="P18">Modularização</text:p>
      <text:p text:style-name="P19"/>
      <text:p text:style-name="P12"><text:tab/><text:span text:style-name="T8">Modularização é o desenvolvimento de software de maneira desacoplada, separando o software em pedaços independentes, ou “bundles”, ou seja, é o particionamento do software em partes menores gerenciáveis, com o objetivo de gerenciar e controlar me</text:span><text:span text:style-name="T9">l</text:span><text:span text:style-name="T8">hor o desenvolvimento e manutenção do código.</text:span></text:p>
      <text:p text:style-name="P9"><text:tab/>Knoernschild (2012) afirma que <text:span text:style-name="T7">para que uma aplicação seja modularizada, qualquer</text:span> módulo <text:span text:style-name="T7">dela deve ser</text:span> instalável, gerenciável, reutilizável, combinável, não guarda estado e oferece uma interface clara.</text:p>
      <text:p text:style-name="P22">OSGi</text:p>
      <text:p text:style-name="P10"/>
      <text:p text:style-name="P8"><text:tab/>Usaremos o Framework OSGi com a implementação Equinox para o desenvolvimento do software de nosso projeto.</text:p>
      <text:p text:style-name="P12"><text:span text:style-name="Fonte_20_parág._20_padrão"><text:span text:style-name="T8"><text:tab/>OSGi (Open Services Gateway Initiative ou como é conhecido por Sistema Modular e Dinâmico para Java) define uma arquitetura para o desenvolvimento e implantação de aplicações modulares e de bibliotecas.</text:span></text:span></text:p>
      <text:p text:style-name="P8"><text:tab/>Desenvolver softwares na plataforma OSGI significa primeiramente construir o seu aplicativo usando a API do OSGi e depois implantá-lo em um container OSGi. </text:p>
      <text:p text:style-name="P10"><text:tab/><text:span text:style-name="T10">Os containers OSGi são destinados especificamente para o desenvolvimento de aplicativos Java complexos que pretendem dividir-se em módulos.</text:span></text:p>
      <text:p text:style-name="P20">Do ponto de vista de um programador, a OSGi oferece algumas vantagens:</text:p>
      <text:p text:style-name="P17"><text:tab/><text:span text:style-name="T6">- Você pode instalar, desinstalar, iniciar e parar diferentes módulos do seu aplicativo, sem precisar reiniciar o software.</text:span></text:p>
      <text:p text:style-name="P17"><text:tab/><text:span text:style-name="T6">- Seu aplicativo pode ter mais de uma versão de um módulo particular funcionando e executando ao mesmo tempo.</text:span></text:p>
      <text:p text:style-name="P21"><text:tab/>- A OSGi garante uma ótima infraestrutura para desenvolvimento de aplicativos com orientados a serviços, assim como integrados, aplicativos de internet móvel e APPs para internet ricos.</text:p>
      <text:p text:style-name="P8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P10"><text:tab/><text:span text:style-name="T2">Agora, graças ao Eclipse, a OSGi está emergindo como uma tecnologia viável e valiosa para o desenvolvimento empresarial</text:span></text:p>
      <text:p text:style-name="P20">Atualmente existem dois principais containers OSGi:</text:p>
      <text:p text:style-name="P17"><text:tab/><text:span text:style-name="T6">- Equinox é a implementação de referência para a estrutura do OSGI Service Plataform Release 4. Ele é o ambiente de execução modular no coração do eclipse IDE, e implementa todas as funcionalidades necessárias e opcionais para a especificação OSGi R4.</text:span></text:p>
      <text:p text:style-name="P17"><text:tab/><text:span text:style-name="T6">- Knopflerfish é uma implementação das especificações OSGi R3 e OSGi R4. O Knopflerfish2 implementa todas as características obrigatórias e algumas das características opcionais definidas na </text:span><text:soft-page-break/><text:span text:style-name="T6">especificação R4.</text:span></text:p>
      <text:p text:style-name="P11"><text:tab/>Porém, como a utilização dessa nova tecnologia é nova e pouco documentada e testada em aplicações comerciais, o uso da implementação Equinox se expressou sendo a de maior fator de sucesso, pois é a que possui mais materiais de referência e exemplos disponibilizados.</text:p>
      <text:p text:style-name="P6">Referências quadro teórico:</text:p>
      <text:p text:style-name="P4"/>
      <text:p text:style-name="P13"><text:span text:style-name="T2"><office:annotation><dc:creator>Felipe Prado</dc:creator><dc:date>2015-03-09T00:31:59</dc:date><text:p text:style-name="P23"><text:span text:style-name="T13">João, verificar se referência está correta.</text:span></text:p></office:annotation></text:span><text:span text:style-name="T2">BAUER, Christian; KING, Gavin. </text:span><text:span text:style-name="T1">Hibernate in action</text:span><text:span text:style-name="T2">. Greenwitch: Manning Publications, 2005.</text:span></text:p>
      <text:p text:style-name="P14"/>
      <text:p text:style-name="P13"><text:span text:style-name="T2"><office:annotation><dc:creator>Felipe Prado</dc:creator><dc:date>2015-03-09T00:32:39</dc:date><text:p text:style-name="P23"><text:span text:style-name="T13">João, verificar se referência está correta.</text:span></text:p></office:annotation></text:span><text:span text:style-name="T2">Caelum. </text:span><text:span text:style-name="T1">Apostila Java e Orientação a Objetos</text:span><text:span text:style-name="T2">. 2015. Disponível em http://www.caelum.com.br/apostila-java-orientacao-objetos/. Acesso em 08 de março, 2015.</text:span></text:p>
      <text:p text:style-name="P14"/>
      <text:p text:style-name="P13"><text:span text:style-name="T2"><office:annotation><dc:creator>Felipe Prado</dc:creator><dc:date>2015-03-09T00:43:18</dc:date><text:p text:style-name="P23"><text:span text:style-name="T14">João, verificar se referência está correta.</text:span></text:p></office:annotation></text:span><text:span text:style-name="T2">CLARO, D</text:span><text:span text:style-name="T3">aniela</text:span><text:span text:style-name="T2"> B</text:span><text:span text:style-name="T3">arreiro;</text:span><text:span text:style-name="T2"> SOBRAL, J</text:span><text:span text:style-name="T3">oão Bosco Mangueira</text:span><text:span text:style-name="T2">. </text:span><text:span text:style-name="T1">Programação em Java</text:span><text:span text:style-name="T2">. Santa Catarina: Copyleft Pearson Education, 2008.</text:span></text:p>
      <text:p text:style-name="P14"/>
      <text:p text:style-name="P16"><office:annotation><dc:creator>Felipe Prado</dc:creator><dc:date>2015-03-09T00:33:27</dc:date><text:p text:style-name="P23"><text:span text:style-name="T13">João, verificar se referência está correta.</text:span></text:p></office:annotation>DURHAM, A<text:span text:style-name="T11">lam</text:span>; JOHNSON, R<text:span text:style-name="T11">alph</text:span>. <text:span text:style-name="T1">A Framework for Run-time Systems and its Visual </text:span></text:p>
      <text:p text:style-name="P16"><text:span text:style-name="T1">Programming Language. </text:span><text:span text:style-name="T2">In:</text:span> OBJECT-ORIENTED PROGRAMMING SYSTEMS, </text:p>
      <text:p text:style-name="P16">LANGUAGES, AND APPLICATIONS. San Jose, CA<text:span text:style-name="T5">, 1996.</text:span></text:p>
      <text:p text:style-name="P14"/>
      <text:p text:style-name="P13"><text:span text:style-name="T2"><office:annotation><dc:creator>Felipe Prado</dc:creator><dc:date>2015-03-09T00:35:21</dc:date><text:p text:style-name="P23"><text:span text:style-name="T13">João, verificar se referência está correta.</text:span></text:p></office:annotation></text:span><text:span text:style-name="T2">MILANI, André. </text:span><text:span text:style-name="T1">PostgreSQL:</text:span><text:span text:style-name="T2"> Guia do Programador. São Paulo: Novatec </text:span><text:span text:style-name="T3">e</text:span><text:span text:style-name="T2">ditora, 2008.</text:span></text:p>
      <text:p text:style-name="P14"/>
      <text:p text:style-name="P15"><office:annotation><dc:creator>Felipe Prado</dc:creator><dc:date>2015-03-09T00:40:15</dc:date><text:p text:style-name="P23"><text:span text:style-name="T13">João, verificar se referência está correta.</text:span></text:p></office:annotation>SOUZA, A<text:span text:style-name="T11">rthur</text:span> C<text:span text:style-name="T11">âmara</text:span>; AMARAL, H<text:span text:style-name="T11">ugo Richard</text:span>; LIZARDO, L<text:span text:style-name="T11">uis Eduardo</text:span>. <text:span text:style-name="T1">PostgreSQL:</text:span> uma alternativa para sistemas gerenciadores de banco de dados de código aberto. In: Anais do Congresso Nacional Universidade, EAD e Software Livre, 2012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antarell" svg:font-family="Cantarel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3-07T19:16:12</meta:creation-date>
    <dc:date>2015-03-10T01:57:50.376000000</dc:date>
    <dc:creator>João Paulo Nakajima</dc:creator>
    <meta:editing-duration>PT9H25M16S</meta:editing-duration>
    <meta:editing-cycles>80</meta:editing-cycles>
    <meta:generator>LibreOffice/4.3.5.2$Windows_x86 LibreOffice_project/3a87456aaa6a95c63eea1c1b3201acedf0751bd5</meta:generator>
    <meta:document-statistic meta:table-count="0" meta:image-count="0" meta:object-count="0" meta:page-count="7" meta:paragraph-count="41" meta:word-count="1085" meta:character-count="7291" meta:non-whitespace-character-count="6217"/>
  </office:meta>
</office:document-meta>
</file>